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fdbb6" fo:border="0.74pt solid #000000"/>
    </style:style>
    <style:style style:name="ce31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7"/>
        <table:table-column table:style-name="co5" table:default-cell-style-name="ce30"/>
        <table:table-column table:style-name="co5" table:default-cell-style-name="ce7"/>
        <table:table-column table:style-name="co5" table:default-cell-style-name="ce5"/>
        <table:table-column table:style-name="co5" table:default-cell-style-name="ce7"/>
        <table:table-column table:style-name="co5" table:default-cell-style-name="ce5"/>
        <table:table-row table:style-name="ro1">
          <table:table-cell table:style-name="ce1" office:value-type="string" calcext:value-type="string" table:number-columns-spanned="1" table:number-rows-spanned="3">
            <text:p>Test Number</text:p>
          </table:table-cell>
          <table:table-cell table:style-name="ce1" office:value-type="string" calcext:value-type="string" table:number-columns-spanned="1" table:number-rows-spanned="3">
            <text:p>Matrix Size</text:p>
          </table:table-cell>
          <table:table-cell table:style-name="ce1" office:value-type="string" calcext:value-type="string" table:number-columns-spanned="2" table:number-rows-spanned="2">
            <text:p>Serial algorithm</text:p>
          </table:table-cell>
          <table:covered-table-cell table:style-name="Default"/>
          <table:table-cell table:style-name="ce25" office:value-type="string" calcext:value-type="string" table:number-columns-spanned="6" table:number-rows-spanned="1">
            <text:p>Parallel algorithm</text:p>
          </table:table-cell>
          <table:covered-table-cell table:number-columns-repeated="4" table:style-name="ce28"/>
          <table:covered-table-cell table:style-name="ce25"/>
        </table:table-row>
        <table:table-row table:style-name="ro1">
          <table:covered-table-cell table:number-columns-repeated="2" table:style-name="ce2"/>
          <table:covered-table-cell table:style-name="ce20"/>
          <table:covered-table-cell table:style-name="Default"/>
          <table:table-cell table:style-name="ce26" office:value-type="string" calcext:value-type="string" table:number-columns-spanned="2" table:number-rows-spanned="1">
            <text:p>2 processors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4 processors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8 processors</text:p>
          </table:table-cell>
          <table:covered-table-cell table:style-name="ce32"/>
        </table:table-row>
        <table:table-row table:style-name="ro2">
          <table:covered-table-cell table:number-columns-repeated="2" table:style-name="Default"/>
          <table:table-cell table:style-name="ce21" office:value-type="string" calcext:value-type="string">
            <text:p>Execution Time (sec)</text:p>
          </table:table-cell>
          <table:table-cell table:style-name="ce24" office:value-type="string" calcext:value-type="string">
            <text:p>Theoretical time (sec)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0001" calcext:value-type="float">
            <text:p>0,000001</text:p>
          </table:table-cell>
          <table:table-cell table:formula="of:=ROUND([.B4]*(2*[.B4]-1)*[.$C$24];10)" office:value-type="float" office:value="0.0000000653" calcext:value-type="float">
            <text:p>0,0000000653</text:p>
          </table:table-cell>
          <table:table-cell office:value-type="float" office:value="0.007615" calcext:value-type="float">
            <text:p>0,007615</text:p>
          </table:table-cell>
          <table:table-cell table:formula="of:=[.C4]/[.E4]" office:value-type="float" office:value="0.000131319763624425" calcext:value-type="float">
            <text:p>0,000131319763624425</text:p>
          </table:table-cell>
          <table:table-cell office:value-type="float" office:value="0.000588" calcext:value-type="float">
            <text:p>0,000588</text:p>
          </table:table-cell>
          <table:table-cell table:formula="of:=[.C4]/[.G4]" office:value-type="float" office:value="0.00170068027210884" calcext:value-type="float">
            <text:p>0,00170068027210884</text:p>
          </table:table-cell>
          <table:table-cell office:value-type="float" office:value="0.000209" calcext:value-type="float">
            <text:p>0,000209</text:p>
          </table:table-cell>
          <table:table-cell table:formula="of:=[.C4]/[.I4]" office:value-type="float" office:value="0.00478468899521531" calcext:value-type="float">
            <text:p>0,004784688995215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9" calcext:value-type="float">
            <text:p>0,000009</text:p>
          </table:table-cell>
          <table:table-cell table:formula="of:=ROUND([.B5]*(2*[.B5]-1)*[.$C$24];10)" office:value-type="float" office:value="0.0000068415" calcext:value-type="float">
            <text:p>0,0000068415</text:p>
          </table:table-cell>
          <table:table-cell office:value-type="float" office:value="0.000684" calcext:value-type="float">
            <text:p>0,000684</text:p>
          </table:table-cell>
          <table:table-cell table:formula="of:=[.C5]/[.E5]" office:value-type="float" office:value="0.0131578947368421" calcext:value-type="float">
            <text:p>0,0131578947368421</text:p>
          </table:table-cell>
          <table:table-cell office:value-type="float" office:value="0.001644" calcext:value-type="float">
            <text:p>0,001644</text:p>
          </table:table-cell>
          <table:table-cell table:formula="of:=[.C5]/[.G5]" office:value-type="float" office:value="0.00547445255474453" calcext:value-type="float">
            <text:p>0,00547445255474453</text:p>
          </table:table-cell>
          <table:table-cell office:value-type="float" office:value="0.000261" calcext:value-type="float">
            <text:p>0,000261</text:p>
          </table:table-cell>
          <table:table-cell table:formula="of:=[.C5]/[.I5]" office:value-type="float" office:value="0.0344827586206897" calcext:value-type="float">
            <text:p>0,03448275862068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38" calcext:value-type="float">
            <text:p>0,000938</text:p>
          </table:table-cell>
          <table:table-cell table:formula="of:=ROUND([.B6]*(2*[.B6]-1)*[.$C$24];10)" office:value-type="float" office:value="0.000687245" calcext:value-type="float">
            <text:p>0,000687245</text:p>
          </table:table-cell>
          <table:table-cell office:value-type="float" office:value="0.007949" calcext:value-type="float">
            <text:p>0,007949</text:p>
          </table:table-cell>
          <table:table-cell table:formula="of:=[.C6]/[.E6]" office:value-type="float" office:value="0.118002264435778" calcext:value-type="float">
            <text:p>0,118002264435778</text:p>
          </table:table-cell>
          <table:table-cell office:value-type="float" office:value="0.006439" calcext:value-type="float">
            <text:p>0,006439</text:p>
          </table:table-cell>
          <table:table-cell table:formula="of:=[.C6]/[.G6]" office:value-type="float" office:value="0.145674794222705" calcext:value-type="float">
            <text:p>0,145674794222705</text:p>
          </table:table-cell>
          <table:table-cell office:value-type="float" office:value="0.005712" calcext:value-type="float">
            <text:p>0,005712</text:p>
          </table:table-cell>
          <table:table-cell table:formula="of:=[.C6]/[.I6]" office:value-type="float" office:value="0.16421568627451" calcext:value-type="float">
            <text:p>0,1642156862745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002839" calcext:value-type="float">
            <text:p>0,002839</text:p>
          </table:table-cell>
          <table:table-cell table:formula="of:=ROUND([.B7]*(2*[.B7]-1)*[.$C$24];10)" office:value-type="float" office:value="0.0027496674" calcext:value-type="float">
            <text:p>0,0027496674</text:p>
          </table:table-cell>
          <table:table-cell office:value-type="float" office:value="0.021729" calcext:value-type="float">
            <text:p>0,021729</text:p>
          </table:table-cell>
          <table:table-cell table:formula="of:=[.C7]/[.E7]" office:value-type="float" office:value="0.130654885176492" calcext:value-type="float">
            <text:p>0,130654885176492</text:p>
          </table:table-cell>
          <table:table-cell office:value-type="float" office:value="0.015022" calcext:value-type="float">
            <text:p>0,015022</text:p>
          </table:table-cell>
          <table:table-cell table:formula="of:=[.C7]/[.G7]" office:value-type="float" office:value="0.18898948209293" calcext:value-type="float">
            <text:p>0,18898948209293</text:p>
          </table:table-cell>
          <table:table-cell office:value-type="float" office:value="0.013159" calcext:value-type="float">
            <text:p>0,013159</text:p>
          </table:table-cell>
          <table:table-cell table:formula="of:=[.C7]/[.I7]" office:value-type="float" office:value="0.215745877346303" calcext:value-type="float">
            <text:p>0,2157458773463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0.00644" calcext:value-type="float">
            <text:p>0,00644</text:p>
          </table:table-cell>
          <table:table-cell table:formula="of:=ROUND([.B8]*(2*[.B8]-1)*[.$C$24];10)" office:value-type="float" office:value="0.0061872674" calcext:value-type="float">
            <text:p>0,0061872674</text:p>
          </table:table-cell>
          <table:table-cell office:value-type="float" office:value="0.047559" calcext:value-type="float">
            <text:p>0,047559</text:p>
          </table:table-cell>
          <table:table-cell table:formula="of:=[.C8]/[.E8]" office:value-type="float" office:value="0.135410752959482" calcext:value-type="float">
            <text:p>0,135410752959482</text:p>
          </table:table-cell>
          <table:table-cell office:value-type="float" office:value="0.042695" calcext:value-type="float">
            <text:p>0,042695</text:p>
          </table:table-cell>
          <table:table-cell table:formula="of:=[.C8]/[.G8]" office:value-type="float" office:value="0.150837334582504" calcext:value-type="float">
            <text:p>0,150837334582504</text:p>
          </table:table-cell>
          <table:table-cell office:value-type="float" office:value="0.039152" calcext:value-type="float">
            <text:p>0,039152</text:p>
          </table:table-cell>
          <table:table-cell table:formula="of:=[.C8]/[.I8]" office:value-type="float" office:value="0.164487127094401" calcext:value-type="float">
            <text:p>0,1644871270944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float" office:value="0.011436" calcext:value-type="float">
            <text:p>0,011436</text:p>
          </table:table-cell>
          <table:table-cell table:formula="of:=ROUND([.B9]*(2*[.B9]-1)*[.$C$24];10)" office:value-type="float" office:value="0.011000045" calcext:value-type="float">
            <text:p>0,011000045</text:p>
          </table:table-cell>
          <table:table-cell office:value-type="float" office:value="0.082549" calcext:value-type="float">
            <text:p>0,082549</text:p>
          </table:table-cell>
          <table:table-cell table:formula="of:=[.C9]/[.E9]" office:value-type="float" office:value="0.138535899889762" calcext:value-type="float">
            <text:p>0,138535899889762</text:p>
          </table:table-cell>
          <table:table-cell office:value-type="float" office:value="0.06768" calcext:value-type="float">
            <text:p>0,06768</text:p>
          </table:table-cell>
          <table:table-cell table:formula="of:=[.C9]/[.G9]" office:value-type="float" office:value="0.168971631205674" calcext:value-type="float">
            <text:p>0,168971631205674</text:p>
          </table:table-cell>
          <table:table-cell office:value-type="float" office:value="0.066847" calcext:value-type="float">
            <text:p>0,066847</text:p>
          </table:table-cell>
          <table:table-cell table:formula="of:=[.C9]/[.I9]" office:value-type="float" office:value="0.171077236076413" calcext:value-type="float">
            <text:p>0,1710772360764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0.017925" calcext:value-type="float">
            <text:p>0,017925</text:p>
          </table:table-cell>
          <table:table-cell table:formula="of:=ROUND([.B10]*(2*[.B10]-1)*[.$C$24];10)" office:value-type="float" office:value="0.017188" calcext:value-type="float">
            <text:p>0,017188</text:p>
          </table:table-cell>
          <table:table-cell office:value-type="float" office:value="0.12122" calcext:value-type="float">
            <text:p>0,12122</text:p>
          </table:table-cell>
          <table:table-cell table:formula="of:=[.C10]/[.E10]" office:value-type="float" office:value="0.147871638343508" calcext:value-type="float">
            <text:p>0,147871638343508</text:p>
          </table:table-cell>
          <table:table-cell office:value-type="float" office:value="0.118313" calcext:value-type="float">
            <text:p>0,118313</text:p>
          </table:table-cell>
          <table:table-cell table:formula="of:=[.C10]/[.G10]" office:value-type="float" office:value="0.151504906476888" calcext:value-type="float">
            <text:p>0,151504906476888</text:p>
          </table:table-cell>
          <table:table-cell office:value-type="float" office:value="0.113781" calcext:value-type="float">
            <text:p>0,113781</text:p>
          </table:table-cell>
          <table:table-cell table:formula="of:=[.C10]/[.I10]" office:value-type="float" office:value="0.157539483745089" calcext:value-type="float">
            <text:p>0,15753948374508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  <table:table-cell office:value-type="float" office:value="0.028419" calcext:value-type="float">
            <text:p>0,028419</text:p>
          </table:table-cell>
          <table:table-cell table:formula="of:=ROUND([.B11]*(2*[.B11]-1)*[.$C$24];10)" office:value-type="float" office:value="0.0247511326" calcext:value-type="float">
            <text:p>0,0247511326</text:p>
          </table:table-cell>
          <table:table-cell office:value-type="float" office:value="0.181778" calcext:value-type="float">
            <text:p>0,181778</text:p>
          </table:table-cell>
          <table:table-cell table:formula="of:=[.C11]/[.E11]" office:value-type="float" office:value="0.156339050930256" calcext:value-type="float">
            <text:p>0,156339050930256</text:p>
          </table:table-cell>
          <table:table-cell office:value-type="float" office:value="0.147591" calcext:value-type="float">
            <text:p>0,147591</text:p>
          </table:table-cell>
          <table:table-cell table:formula="of:=[.C11]/[.G11]" office:value-type="float" office:value="0.19255239140598" calcext:value-type="float">
            <text:p>0,19255239140598</text:p>
          </table:table-cell>
          <table:table-cell office:value-type="float" office:value="0.206214" calcext:value-type="float">
            <text:p>0,206214</text:p>
          </table:table-cell>
          <table:table-cell table:formula="of:=[.C11]/[.I11]" office:value-type="float" office:value="0.137813145567226" calcext:value-type="float">
            <text:p>0,13781314556722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office:value-type="float" office:value="0.036794" calcext:value-type="float">
            <text:p>0,036794</text:p>
          </table:table-cell>
          <table:table-cell table:formula="of:=ROUND([.B12]*(2*[.B12]-1)*[.$C$24];10)" office:value-type="float" office:value="0.0336894426" calcext:value-type="float">
            <text:p>0,0336894426</text:p>
          </table:table-cell>
          <table:table-cell office:value-type="float" office:value="0.326052" calcext:value-type="float">
            <text:p>0,326052</text:p>
          </table:table-cell>
          <table:table-cell table:formula="of:=[.C12]/[.E12]" office:value-type="float" office:value="0.112847030535007" calcext:value-type="float">
            <text:p>0,112847030535007</text:p>
          </table:table-cell>
          <table:table-cell office:value-type="float" office:value="0.278813" calcext:value-type="float">
            <text:p>0,278813</text:p>
          </table:table-cell>
          <table:table-cell table:formula="of:=[.C12]/[.G12]" office:value-type="float" office:value="0.131966586923852" calcext:value-type="float">
            <text:p>0,131966586923852</text:p>
          </table:table-cell>
          <table:table-cell office:value-type="float" office:value="0.234364" calcext:value-type="float">
            <text:p>0,234364</text:p>
          </table:table-cell>
          <table:table-cell table:formula="of:=[.C12]/[.I12]" office:value-type="float" office:value="0.15699510163677" calcext:value-type="float">
            <text:p>0,1569951016367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float" office:value="0.049336" calcext:value-type="float">
            <text:p>0,049336</text:p>
          </table:table-cell>
          <table:table-cell table:formula="of:=ROUND([.B13]*(2*[.B13]-1)*[.$C$24];10)" office:value-type="float" office:value="0.0440029302" calcext:value-type="float">
            <text:p>0,0440029302</text:p>
          </table:table-cell>
          <table:table-cell office:value-type="float" office:value="0.429258" calcext:value-type="float">
            <text:p>0,429258</text:p>
          </table:table-cell>
          <table:table-cell table:formula="of:=[.C13]/[.E13]" office:value-type="float" office:value="0.114933210330384" calcext:value-type="float">
            <text:p>0,114933210330384</text:p>
          </table:table-cell>
          <table:table-cell office:value-type="float" office:value="0.364535" calcext:value-type="float">
            <text:p>0,364535</text:p>
          </table:table-cell>
          <table:table-cell table:formula="of:=[.C13]/[.G13]" office:value-type="float" office:value="0.135339542156446" calcext:value-type="float">
            <text:p>0,135339542156446</text:p>
          </table:table-cell>
          <table:table-cell office:value-type="float" office:value="0.401547" calcext:value-type="float">
            <text:p>0,401547</text:p>
          </table:table-cell>
          <table:table-cell table:formula="of:=[.C13]/[.I13]" office:value-type="float" office:value="0.122864820307461" calcext:value-type="float">
            <text:p>0,12286482030746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000" calcext:value-type="float">
            <text:p>9000</text:p>
          </table:table-cell>
          <table:table-cell office:value-type="float" office:value="0.057307" calcext:value-type="float">
            <text:p>0,057307</text:p>
          </table:table-cell>
          <table:table-cell table:formula="of:=ROUND([.B14]*(2*[.B14]-1)*[.$C$24];10)" office:value-type="float" office:value="0.0556915953" calcext:value-type="float">
            <text:p>0,0556915953</text:p>
          </table:table-cell>
          <table:table-cell office:value-type="float" office:value="0.380534" calcext:value-type="float">
            <text:p>0,380534</text:p>
          </table:table-cell>
          <table:table-cell table:formula="of:=[.C14]/[.E14]" office:value-type="float" office:value="0.150596267350618" calcext:value-type="float">
            <text:p>0,150596267350618</text:p>
          </table:table-cell>
          <table:table-cell office:value-type="float" office:value="0.34171" calcext:value-type="float">
            <text:p>0,34171</text:p>
          </table:table-cell>
          <table:table-cell table:formula="of:=[.C14]/[.G14]" office:value-type="float" office:value="0.167706534780955" calcext:value-type="float">
            <text:p>0,167706534780955</text:p>
          </table:table-cell>
          <table:table-cell office:value-type="float" office:value="0.502338" calcext:value-type="float">
            <text:p>0,502338</text:p>
          </table:table-cell>
          <table:table-cell table:formula="of:=[.C14]/[.I14]" office:value-type="float" office:value="0.114080559304691" calcext:value-type="float">
            <text:p>0,11408055930469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64149" calcext:value-type="float">
            <text:p>0,064149</text:p>
          </table:table-cell>
          <table:table-cell table:formula="of:=ROUND([.B15]*(2*[.B15]-1)*[.$C$24];10)" office:value-type="float" office:value="0.0687554379" calcext:value-type="float">
            <text:p>0,0687554379</text:p>
          </table:table-cell>
          <table:table-cell office:value-type="float" office:value="0.613116" calcext:value-type="float">
            <text:p>0,613116</text:p>
          </table:table-cell>
          <table:table-cell table:formula="of:=[.C15]/[.E15]" office:value-type="float" office:value="0.104627835515628" calcext:value-type="float">
            <text:p>0,104627835515628</text:p>
          </table:table-cell>
          <table:table-cell office:value-type="float" office:value="0.552802" calcext:value-type="float">
            <text:p>0,552802</text:p>
          </table:table-cell>
          <table:table-cell table:formula="of:=[.C15]/[.G15]" office:value-type="float" office:value="0.116043357296102" calcext:value-type="float">
            <text:p>0,116043357296102</text:p>
          </table:table-cell>
          <table:table-cell office:value-type="float" office:value="0.633011" calcext:value-type="float">
            <text:p>0,633011</text:p>
          </table:table-cell>
          <table:table-cell table:formula="of:=[.C15]/[.I15]" office:value-type="float" office:value="0.101339471194023" calcext:value-type="float">
            <text:p>0,101339471194023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4"/>
          <table:table-cell table:style-name="Default" table:number-columns-repeated="9"/>
        </table:table-row>
        <table:table-row table:style-name="ro2">
          <table:table-cell table:style-name="ce16" office:value-type="string" calcext:value-type="string" table:number-columns-spanned="3" table:number-rows-spanned="2">
            <text:p>Обрахунок τ</text:p>
          </table:table-cell>
          <table:covered-table-cell table:number-columns-repeated="2" table:style-name="ce17"/>
          <table:table-cell table:style-name="Default" table:number-columns-repeated="7"/>
        </table:table-row>
        <table:table-row table:style-name="ro2">
          <table:covered-table-cell table:number-columns-repeated="3" table:style-name="ce17"/>
          <table:table-cell table:style-name="Default" table:number-columns-repeated="7"/>
        </table:table-row>
        <table:table-row table:style-name="ro2">
          <table:table-cell office:value-type="string" calcext:value-type="string">
            <text:p>Позначення</text:p>
          </table:table-cell>
          <table:table-cell office:value-type="string" calcext:value-type="string">
            <text:p>Формула</text:p>
          </table:table-cell>
          <table:table-cell office:value-type="string" calcext:value-type="string">
            <text:p>Значення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---</text:p>
          </table:table-cell>
          <table:table-cell table:style-name="ce23" office:value-type="float" office:value="5000" calcext:value-type="float">
            <text:p>5000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T_real</text:p>
          </table:table-cell>
          <table:table-cell office:value-type="string" calcext:value-type="string">
            <text:p>---</text:p>
          </table:table-cell>
          <table:table-cell table:style-name="ce23" office:value-type="float" office:value="0.017188" calcext:value-type="float">
            <text:p>0,017188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ize*(2*Size - 1)</text:p>
          </table:table-cell>
          <table:table-cell table:style-name="ce23" table:formula="of:=[.C21]*(2*[.C21] - 1)" office:value-type="float" office:value="49995000" calcext:value-type="float">
            <text:p>49995000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τ</text:p>
          </table:table-cell>
          <table:table-cell office:value-type="string" calcext:value-type="string">
            <text:p>T_real/N</text:p>
          </table:table-cell>
          <table:table-cell table:style-name="ce23" table:formula="of:=[.C22]/[.C23]" office:value-type="float" office:value="0.000000000343794379437944" calcext:value-type="float">
            <text:p>3,43794379437944E-10</text:p>
          </table:table-cell>
          <table:table-cell table:style-name="Default" table:number-columns-repeated="7"/>
        </table:table-row>
        <table:table-row table:style-name="ro2">
          <table:table-cell table:style-name="ce18" table:number-columns-repeated="2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.00.0000</text:date>, <text:time style:data-style-name="N2" text:time-value="02:31:37.3724552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6:16:12.473338500</meta:creation-date>
    <dc:date>2025-10-07T03:19:32.309237000</dc:date>
    <meta:editing-duration>PT18M58S</meta:editing-duration>
    <meta:editing-cycles>2</meta:editing-cycles>
    <meta:generator>LibreOffice/25.8.1.1$Windows_X86_64 LibreOffice_project/54047653041915e595ad4e45cccea684809c77b5</meta:generator>
    <meta:document-statistic meta:table-count="1" meta:cell-count="151" meta:object-count="0"/>
  </office:meta>
</office:document-meta>
</file>